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0.900024414063pt" officeooo:rsid="00156cc3" officeooo:paragraph-rsid="00156cc3" style:font-size-asian="600.900024414063pt" style:font-size-complex="600.900024414063pt"/>
    </style:style>
    <style:style style:name="P2" style:family="paragraph" style:parent-style-name="Standard">
      <style:paragraph-properties fo:text-align="center" style:justify-single-word="false"/>
      <style:text-properties fo:font-size="500.899993896484pt" officeooo:rsid="00156cc3" officeooo:paragraph-rsid="00156cc3" style:font-size-asian="500.899993896484pt" style:font-size-complex="500.89999389648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<text:soft-page-break/>E</text:p>
      <text:p text:style-name="P1"><text:soft-page-break/>R</text:p>
      <text:p text:style-name="P1"><text:soft-page-break/>I</text:p>
      <text:p text:style-name="P1"><text:soft-page-break/>A</text:p>
      <text:p text:style-name="P1"><text:soft-page-break/>D</text:p>
      <text:p text:style-name="P1"><text:soft-page-break/>F</text:p>
      <text:p text:style-name="P1"><text:soft-page-break/>H<text:line-break/><text:soft-page-break/>B</text:p>
      <text:p text:style-name="P1"><text:soft-page-break/>N</text:p>
      <text:p text:style-name="P2"><text:soft-page-break/>M</text:p>
      <text:p text:style-name="P1"><text:soft-page-break/>g<text:soft-page-break/>e</text:p>
      <text:p text:style-name="P1"><text:soft-page-break/>r</text:p>
      <text:p text:style-name="P1"><text:soft-page-break/>i</text:p>
      <text:p text:style-name="P1"><text:soft-page-break/>a<text:line-break/><text:soft-page-break/>d<text:line-break/><text:soft-page-break/>f<text:line-break/><text:soft-page-break/>h<text:soft-page-break/>b</text:p>
      <text:p text:style-name="P1"><text:soft-page-break/>n</text:p>
      <text:p text:style-name="P1"><text:soft-page-break/>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7:44:54.308024959</meta:creation-date>
    <meta:print-date>2024-02-12T07:53:41.337822132</meta:print-date>
    <dc:date>2024-02-12T07:54:06.977389640</dc:date>
    <meta:editing-duration>PT9M13S</meta:editing-duration>
    <meta:editing-cycles>1</meta:editing-cycles>
    <meta:document-statistic meta:table-count="0" meta:image-count="0" meta:object-count="0" meta:page-count="22" meta:paragraph-count="15" meta:word-count="19" meta:character-count="26" meta:non-whitespace-character-count="22"/>
    <meta:generator>LibreOffice/7.3.7.2$Linux_X86_64 LibreOffice_project/30$Build-2</meta:generator>
  </office:meta>
</office:document-meta>
</file>